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5-05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5-02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4-12-0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4-07-3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4-05-30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4-03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3-11-3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852" calcext:value-type="float">
            <text:p>83.4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3-07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1568" calcext:value-type="float">
            <text:p>83.4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3-05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3-03-0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5848" calcext:value-type="float">
            <text:p>83.3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2-10-1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2-07-0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2-04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2-01-3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8208" calcext:value-type="float">
            <text:p>83.1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1-10-1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1-06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6768" calcext:value-type="float">
            <text:p>83.1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1-04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1-02-0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9608" calcext:value-type="float">
            <text:p>82.9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6936" calcext:value-type="float">
            <text:p>82.9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1864" calcext:value-type="float">
            <text:p>82.7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19088" calcext:value-type="float">
            <text:p>82.6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5456" calcext:value-type="float">
            <text:p>82.5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641882353" calcext:value-type="float">
            <text:p>82.366641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83654193548" calcext:value-type="float">
            <text:p>82.368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27032258065" calcext:value-type="float">
            <text:p>82.342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3338" calcext:value-type="float">
            <text:p>82.333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5392" calcext:value-type="float">
            <text:p>82.31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32758709678" calcext:value-type="float">
            <text:p>82.30327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7553548387" calcext:value-type="float">
            <text:p>82.2927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74748387097" calcext:value-type="float">
            <text:p>82.297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3643870968" calcext:value-type="float">
            <text:p>82.2863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39757419355" calcext:value-type="float">
            <text:p>82.2739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06038709677" calcext:value-type="float">
            <text:p>82.26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21566896552" calcext:value-type="float">
            <text:p>82.26215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49692307693" calcext:value-type="float">
            <text:p>82.2549692307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67392" calcext:value-type="float">
            <text:p>82.2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69994285714" calcext:value-type="float">
            <text:p>82.2369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16062222222" calcext:value-type="float">
            <text:p>82.2216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27253333333" calcext:value-type="float">
            <text:p>82.1727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30056" calcext:value-type="float">
            <text:p>82.16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39643870968" calcext:value-type="float">
            <text:p>82.1339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73883870968" calcext:value-type="float">
            <text:p>82.09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66018064516" calcext:value-type="float">
            <text:p>82.096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5876" calcext:value-type="float">
            <text:p>82.06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006575" calcext:value-type="float">
            <text:p>82.0600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49535483871" calcext:value-type="float">
            <text:p>82.034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8792" calcext:value-type="float">
            <text:p>82.0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63125" calcext:value-type="float">
            <text:p>82.0126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18304516129" calcext:value-type="float">
            <text:p>81.971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5210322581" calcext:value-type="float">
            <text:p>81.966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0387096774" calcext:value-type="float">
            <text:p>81.94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94534193548" calcext:value-type="float">
            <text:p>81.9294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73308387097" calcext:value-type="float">
            <text:p>81.907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40572903226" calcext:value-type="float">
            <text:p>81.894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47453793104" calcext:value-type="float">
            <text:p>81.87474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25246451613" calcext:value-type="float">
            <text:p>81.872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147075" calcext:value-type="float">
            <text:p>81.8714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6928" calcext:value-type="float">
            <text:p>81.84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43465806452" calcext:value-type="float">
            <text:p>81.8243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89793548387" calcext:value-type="float">
            <text:p>81.798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76722580645" calcext:value-type="float">
            <text:p>81.78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29238709677" calcext:value-type="float">
            <text:p>81.772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7509677419" calcext:value-type="float">
            <text:p>81.753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28082580645" calcext:value-type="float">
            <text:p>81.732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58" calcext:value-type="float">
            <text:p>81.72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45965" calcext:value-type="float">
            <text:p>81.734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926" calcext:value-type="float">
            <text:p>81.7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716325" calcext:value-type="float">
            <text:p>81.6971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31958709677" calcext:value-type="float">
            <text:p>81.663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49624" calcext:value-type="float">
            <text:p>81.66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2843870968" calcext:value-type="float">
            <text:p>81.6462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0947096774" calcext:value-type="float">
            <text:p>81.628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11832258065" calcext:value-type="float">
            <text:p>81.611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89912258065" calcext:value-type="float">
            <text:p>81.5989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2260645161" calcext:value-type="float">
            <text:p>81.585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0616516129" calcext:value-type="float">
            <text:p>81.550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44052413793" calcext:value-type="float">
            <text:p>81.54440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5811" calcext:value-type="float">
            <text:p>81.545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270190967742" calcext:value-type="float">
            <text:p>81.5270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7656" calcext:value-type="float">
            <text:p>81.51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22129032258" calcext:value-type="float">
            <text:p>81.492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79272258065" calcext:value-type="float">
            <text:p>81.4679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732" calcext:value-type="float">
            <text:p>81.4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24038709677" calcext:value-type="float">
            <text:p>81.422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5034" calcext:value-type="float">
            <text:p>81.425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19992258065" calcext:value-type="float">
            <text:p>81.2819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31790967742" calcext:value-type="float">
            <text:p>81.2831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86792" calcext:value-type="float">
            <text:p>81.27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5969" calcext:value-type="float">
            <text:p>81.285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87808" calcext:value-type="float">
            <text:p>81.27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015875" calcext:value-type="float">
            <text:p>81.280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39254285714" calcext:value-type="float">
            <text:p>81.2639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8344" calcext:value-type="float">
            <text:p>81.2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312647741936" calcext:value-type="float">
            <text:p>81.2312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0912" calcext:value-type="float">
            <text:p>81.2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57703225807" calcext:value-type="float">
            <text:p>81.195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856" calcext:value-type="float">
            <text:p>81.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11202580645" calcext:value-type="float">
            <text:p>81.1811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2959483871" calcext:value-type="float">
            <text:p>81.1729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84077419355" calcext:value-type="float">
            <text:p>81.158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78872258065" calcext:value-type="float">
            <text:p>81.147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10696" calcext:value-type="float">
            <text:p>81.15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00214193549" calcext:value-type="float">
            <text:p>81.14002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37812413793" calcext:value-type="float">
            <text:p>81.1237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7623225806" calcext:value-type="float">
            <text:p>81.13176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9185" calcext:value-type="float">
            <text:p>81.109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0008" calcext:value-type="float">
            <text:p>81.0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61695483871" calcext:value-type="float">
            <text:p>81.096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29108571429" calcext:value-type="float">
            <text:p>81.0929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43616" calcext:value-type="float">
            <text:p>81.07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5968" calcext:value-type="float">
            <text:p>81.07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68915" calcext:value-type="float">
            <text:p>81.0468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6856" calcext:value-type="float">
            <text:p>81.0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02761290323" calcext:value-type="float">
            <text:p>80.990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0976" calcext:value-type="float">
            <text:p>80.99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1610322581" calcext:value-type="float">
            <text:p>80.991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79163870968" calcext:value-type="float">
            <text:p>80.987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097088" calcext:value-type="float">
            <text:p>80.98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6968" calcext:value-type="float">
            <text:p>80.8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8848" calcext:value-type="float">
            <text:p>80.6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3024" calcext:value-type="float">
            <text:p>80.5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196" calcext:value-type="float">
            <text:p>80.4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9184" calcext:value-type="float">
            <text:p>80.3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2128" calcext:value-type="float">
            <text:p>80.2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3528" calcext:value-type="float">
            <text:p>80.0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524" calcext:value-type="float">
            <text:p>80.0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9476" calcext:value-type="float">
            <text:p>79.9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7224" calcext:value-type="float">
            <text:p>79.8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4176" calcext:value-type="float">
            <text:p>79.8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4928" calcext:value-type="float">
            <text:p>79.8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5304" calcext:value-type="float">
            <text:p>79.7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7288" calcext:value-type="float">
            <text:p>79.6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4512" calcext:value-type="float">
            <text:p>79.5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6768" calcext:value-type="float">
            <text:p>79.2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2636" calcext:value-type="float">
            <text:p>79.0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0612" calcext:value-type="float">
            <text:p>78.8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18110162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" meta:object-count="0"/>
    <meta:user-defined meta:name="AppVersion">3.0</meta:user-defined>
  </office:meta>
</office:document-meta>
</file>